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Text_20_body">
      <style:text-properties officeooo:rsid="00efb5ae" officeooo:paragraph-rsid="00efb5ae"/>
    </style:style>
    <style:style style:name="P2" style:family="paragraph" style:parent-style-name="Text_20_body">
      <style:text-properties officeooo:rsid="00f3de07" officeooo:paragraph-rsid="00f3de07"/>
    </style:style>
    <style:style style:name="P3" style:family="paragraph" style:parent-style-name="Text_20_body">
      <style:text-properties officeooo:rsid="00f497ed" officeooo:paragraph-rsid="00f497ed"/>
    </style:style>
    <style:style style:name="P4" style:family="paragraph" style:parent-style-name="Text_20_body">
      <style:text-properties officeooo:rsid="00f94f3f" officeooo:paragraph-rsid="00f94f3f"/>
    </style:style>
    <style:style style:name="P5" style:family="paragraph" style:parent-style-name="Text_20_body" style:list-style-name="L10">
      <style:text-properties officeooo:rsid="00f94f3f" officeooo:paragraph-rsid="00f94f3f"/>
    </style:style>
    <style:style style:name="P6" style:family="paragraph" style:parent-style-name="Text_20_body" style:list-style-name="L10">
      <style:text-properties officeooo:rsid="00fbf8f1" officeooo:paragraph-rsid="00fbf8f1"/>
    </style:style>
    <style:style style:name="P7" style:family="paragraph" style:parent-style-name="Text_20_body" style:list-style-name="L10">
      <style:text-properties officeooo:rsid="00fdd258" officeooo:paragraph-rsid="00faf6b0"/>
    </style:style>
    <style:style style:name="P8" style:family="paragraph" style:parent-style-name="Text_20_body" style:list-style-name="L10">
      <style:text-properties officeooo:rsid="010093df" officeooo:paragraph-rsid="010093df"/>
    </style:style>
    <style:style style:name="P9" style:family="paragraph" style:parent-style-name="Text_20_body">
      <style:text-properties officeooo:rsid="010401b5" officeooo:paragraph-rsid="010401b5"/>
    </style:style>
    <style:style style:name="P10" style:family="paragraph" style:parent-style-name="Text_20_body">
      <style:text-properties officeooo:rsid="010401b5" officeooo:paragraph-rsid="0108e481"/>
    </style:style>
    <style:style style:name="P11" style:family="paragraph" style:parent-style-name="Text_20_body">
      <style:text-properties officeooo:rsid="0107e2e5" officeooo:paragraph-rsid="0108e481"/>
    </style:style>
    <style:style style:name="P12" style:family="paragraph" style:parent-style-name="Text_20_body">
      <style:text-properties officeooo:rsid="010d356c" officeooo:paragraph-rsid="010d356c"/>
    </style:style>
    <style:style style:name="P13" style:family="paragraph" style:parent-style-name="Text_20_body">
      <style:text-properties officeooo:rsid="010f89f1" officeooo:paragraph-rsid="010f89f1"/>
    </style:style>
    <style:style style:name="P14" style:family="paragraph" style:parent-style-name="Text_20_body">
      <style:text-properties officeooo:rsid="0112c974" officeooo:paragraph-rsid="0112c974"/>
    </style:style>
    <style:style style:name="P15" style:family="paragraph" style:parent-style-name="Heading_20_2">
      <style:text-properties officeooo:paragraph-rsid="00f3de07"/>
    </style:style>
    <style:style style:name="P16" style:family="paragraph" style:parent-style-name="Heading_20_2">
      <style:text-properties officeooo:paragraph-rsid="0108e481"/>
    </style:style>
    <style:style style:name="P17" style:family="paragraph" style:parent-style-name="Heading_20_1">
      <style:text-properties officeooo:rsid="00ee64cd" officeooo:paragraph-rsid="00ee64cd"/>
    </style:style>
    <style:style style:name="T1" style:family="text">
      <style:text-properties officeooo:rsid="00f1929d"/>
    </style:style>
    <style:style style:name="T2" style:family="text">
      <style:text-properties officeooo:rsid="00f3de07"/>
    </style:style>
    <style:style style:name="T3" style:family="text">
      <style:text-properties officeooo:rsid="00f58e55"/>
    </style:style>
    <style:style style:name="T4" style:family="text">
      <style:text-properties officeooo:rsid="00f8ad7e"/>
    </style:style>
    <style:style style:name="T5" style:family="text">
      <style:text-properties officeooo:rsid="00ff194f"/>
    </style:style>
    <style:style style:name="T6" style:family="text">
      <style:text-properties officeooo:rsid="0101a435"/>
    </style:style>
    <style:style style:name="T7" style:family="text">
      <style:text-properties officeooo:rsid="0108e481"/>
    </style:style>
    <style:style style:name="T8" style:family="text">
      <style:text-properties officeooo:rsid="010a743d"/>
    </style:style>
    <style:style style:name="T9" style:family="text">
      <style:text-properties officeooo:rsid="010e17df"/>
    </style:style>
    <style:style style:name="T10" style:family="text">
      <style:text-properties officeooo:rsid="01115c4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7" text:outline-level="1">Případy použití</text:h>
      <text:p text:style-name="P1">Tento dokument zachycuje nejtypičtější případy použití včetně <text:span text:style-name="T1">motivace daných aktérů.</text:span></text:p>
      <text:h text:style-name="P15" text:outline-level="2"><text:span text:style-name="T2">Případ I.</text:span></text:h>
      <text:p text:style-name="P2"><text:span text:style-name="T4">Kontext: k</text:span>lasický hráč Times UP! <text:span text:style-name="T3">Hru zná, chce si ji zahrát s X lidmi na párty.</text:span></text:p>
      <text:p text:style-name="P4">Postup použití:</text:p>
      <text:list xml:id="list1805693383427170161" text:style-name="L10">
        <text:list-item>
          <text:p text:style-name="P5">Zapnutí hry</text:p>
        </text:list-item>
        <text:list-item>
          <text:p text:style-name="P8">Nastavení počtu týmů.</text:p>
        </text:list-item>
        <text:list-item>
          <text:p text:style-name="P5">Výběr okruhů, pravděpodobně nějaká automatika (náhodně...) → nemá typicky jasně definované s jakými karičkami chce hrát.</text:p>
        </text:list-item>
        <text:list-item>
          <text:p text:style-name="P6">Samotná hra</text:p>
        </text:list-item>
        <text:list-item>
          <text:p text:style-name="P7">Konec, zjištění <text:span text:style-name="T5">který tým vyhrál.</text:span></text:p>
        </text:list-item>
      </text:list>
      <text:p text:style-name="P13">Poznámky: <text:span text:style-name="T10">nejčastější</text:span> skupina, nenáročná, potřebuje mít akorát dobrou automatiku a široké množství věcí.</text:p>
      <text:h text:style-name="Heading_20_2" text:outline-level="2">Případ II.</text:h>
      <text:p text:style-name="P3"><text:span text:style-name="T6">Kontext: k</text:span>lasický hráč na, který si chce zahrát ve vlaku, pikniku.</text:p>
      <text:p text:style-name="P9">Stejné jako případ I.</text:p>
      <text:h text:style-name="Heading_20_2" text:outline-level="2">Případ III.</text:h>
      <text:p text:style-name="P9">Kontext: klasický hráč, který dbá na výběr okruhů se kterými bude hrát.</text:p>
      <text:p text:style-name="P9">Stejné jako případ I. až na to, že dbá větší pozornost na výběr okruhů.</text:p>
      <text:h text:style-name="P16" text:outline-level="2">Případ III<text:span text:style-name="T7">I</text:span>.</text:h>
      <text:p text:style-name="P10">Kontext: <text:span text:style-name="T8">náročnější hráč, který chce vytvořit stahovat, případně vytvářet vlastní okruhy kartiček.</text:span></text:p>
      <text:p text:style-name="P12">Stejné jako případ I. <text:span text:style-name="T9">d</text:span>bá na větší pozornost při výběru okruhů, cílevědomě vyhledává nové, co nenajde vytváří.</text:p>
      <text:p text:style-name="P14">Poznámky: výrazně menší skupina lidí, bude více ochotná za aplikaci platit.</text:p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cs" fo:country="CZ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cs" fo:country="CZ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13T21:49:32.761958000</meta:creation-date>
    <meta:generator>LibreOffice/4.1.4.2$MacOSX_x86 LibreOffice_project/0a0440ccc0227ad9829de5f46be37cfb6edcf72</meta:generator>
    <dc:date>2014-11-02T20:13:30.062557000</dc:date>
    <meta:editing-duration>PT11H23M13S</meta:editing-duration>
    <meta:editing-cycles>265</meta:editing-cycles>
    <meta:document-statistic meta:table-count="0" meta:image-count="0" meta:object-count="0" meta:page-count="1" meta:paragraph-count="21" meta:word-count="165" meta:character-count="1058" meta:non-whitespace-character-count="919"/>
  </office:meta>
</office:document-meta>
</file>